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elvetica Neue" svg:font-family="'Helvetica Neue', Helvetica, Arial, sans-serif"/>
    <style:font-face style:name="OpenSymbol" svg:font-family="OpenSymbol"/>
    <style:font-face style:name="S hne" svg:font-family="'S hne', ui-sans-serif, system-ui, apple-system, 'Segoe UI', Roboto, Ubuntu, Cantarell, 'Noto Sans', sans-serif, 'Helvetica Neue', Arial, 'Apple Color Emoji', 'Segoe UI Emoji', 'Segoe UI Symbol', 'Noto Color Emoji'"/>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cm" fo:orphans="2" fo:widows="2" fo:text-indent="0cm" style:auto-text-indent="false" style:writing-mode="lr-tb"/>
      <style:text-properties fo:font-variant="normal" fo:text-transform="none" fo:color="#000000" style:font-name="Helvetica Neue" fo:font-size="12pt" fo:letter-spacing="normal" fo:font-style="normal" fo:font-weight="normal"/>
    </style:style>
    <style:style style:name="P2" style:family="paragraph" style:parent-style-name="Standard" style:list-style-name="L10">
      <style:paragraph-properties fo:margin-left="0cm" fo:margin-right="0cm" fo:orphans="2" fo:widows="2" fo:text-indent="0cm" style:auto-text-indent="false" style:writing-mode="lr-tb"/>
      <style:text-properties fo:font-variant="normal" fo:text-transform="none" fo:color="#000000" style:font-name="Helvetica Neue" fo:font-size="12pt" fo:letter-spacing="normal" fo:font-style="normal" fo:font-weight="normal"/>
    </style:style>
    <style:style style:name="P3" style:family="paragraph" style:parent-style-name="Standard">
      <style:paragraph-properties fo:margin-left="0cm" fo:margin-right="0cm" fo:orphans="2" fo:widows="2" fo:text-indent="0cm" style:auto-text-indent="false" style:writing-mode="lr-tb"/>
      <style:text-properties fo:font-variant="normal" fo:text-transform="none" fo:color="#000000" style:font-name="Helvetica Neue" fo:font-size="7.5pt" fo:letter-spacing="normal" fo:font-style="normal" fo:font-weight="normal"/>
    </style:style>
    <style:style style:name="P4" style:family="paragraph" style:parent-style-name="Standard">
      <style:paragraph-properties fo:margin-left="0cm" fo:margin-right="0cm" fo:orphans="2" fo:widows="2" fo:text-indent="0cm" style:auto-text-indent="false" style:writing-mode="lr-tb"/>
      <style:text-properties fo:font-variant="normal" fo:text-transform="none" fo:color="#000000" style:font-name="Helvetica Neue" fo:font-size="14pt" fo:letter-spacing="normal" fo:font-style="normal" fo:font-weight="normal"/>
    </style:style>
    <style:style style:name="P5" style:family="paragraph" style:parent-style-name="Text_20_body" style:list-style-name="L2">
      <style:paragraph-properties fo:margin-top="0cm" fo:margin-bottom="0cm" fo:padding="0.049cm" fo:border="0.002cm solid #d9d9e3"/>
    </style:style>
    <style:style style:name="P6" style:family="paragraph" style:parent-style-name="Text_20_body" style:list-style-name="L3">
      <style:paragraph-properties fo:margin-top="0cm" fo:margin-bottom="0cm" fo:padding="0.049cm" fo:border="0.002cm solid #d9d9e3"/>
    </style:style>
    <style:style style:name="P7" style:family="paragraph" style:parent-style-name="Text_20_body" style:list-style-name="L4">
      <style:paragraph-properties fo:margin-top="0cm" fo:margin-bottom="0cm" fo:padding="0.049cm" fo:border="0.002cm solid #d9d9e3"/>
    </style:style>
    <style:style style:name="P8" style:family="paragraph" style:parent-style-name="Text_20_body" style:list-style-name="L5">
      <style:paragraph-properties fo:margin-top="0cm" fo:margin-bottom="0cm" fo:padding="0.049cm" fo:border="0.002cm solid #d9d9e3"/>
    </style:style>
    <style:style style:name="P9" style:family="paragraph" style:parent-style-name="Text_20_body" style:list-style-name="L6">
      <style:paragraph-properties fo:margin-top="0cm" fo:margin-bottom="0cm" fo:padding="0.049cm" fo:border="0.002cm solid #d9d9e3"/>
    </style:style>
    <style:style style:name="P10" style:family="paragraph" style:parent-style-name="Text_20_body" style:list-style-name="L7">
      <style:paragraph-properties fo:margin-top="0cm" fo:margin-bottom="0cm" fo:padding="0.049cm" fo:border="0.002cm solid #d9d9e3"/>
    </style:style>
    <style:style style:name="P11" style:family="paragraph" style:parent-style-name="Text_20_body" style:list-style-name="L8">
      <style:paragraph-properties fo:margin-top="0cm" fo:margin-bottom="0cm" fo:padding="0.049cm" fo:border="0.002cm solid #d9d9e3"/>
    </style:style>
    <style:style style:name="P12" style:family="paragraph" style:parent-style-name="Text_20_body" style:list-style-name="L9">
      <style:paragraph-properties fo:margin-top="0cm" fo:margin-bottom="0cm" fo:padding="0.049cm" fo:border="0.002cm solid #d9d9e3"/>
    </style:style>
    <style:style style:name="P13" style:family="paragraph" style:parent-style-name="Text_20_body">
      <style:paragraph-properties fo:padding="0.049cm" fo:border="0.002cm solid #d9d9e3"/>
    </style:style>
    <style:style style:name="P14" style:family="paragraph" style:parent-style-name="Text_20_body" style:list-style-name="L1">
      <style:paragraph-properties fo:padding="0.049cm" fo:border="0.002cm solid #d9d9e3"/>
    </style:style>
    <style:style style:name="P15" style:family="paragraph" style:parent-style-name="Text_20_body" style:list-style-name="L2">
      <style:paragraph-properties fo:padding="0.049cm" fo:border="0.002cm solid #d9d9e3"/>
    </style:style>
    <style:style style:name="P16" style:family="paragraph" style:parent-style-name="Text_20_body" style:list-style-name="L3">
      <style:paragraph-properties fo:padding="0.049cm" fo:border="0.002cm solid #d9d9e3"/>
    </style:style>
    <style:style style:name="P17" style:family="paragraph" style:parent-style-name="Text_20_body" style:list-style-name="L4">
      <style:paragraph-properties fo:padding="0.049cm" fo:border="0.002cm solid #d9d9e3"/>
    </style:style>
    <style:style style:name="P18" style:family="paragraph" style:parent-style-name="Text_20_body">
      <style:paragraph-properties fo:padding="0.049cm" fo:border="0.002cm solid #d9d9e3"/>
      <style:text-properties fo:font-variant="normal" fo:text-transform="none" fo:color="#374151" style:font-name="S hne" fo:font-size="12pt" fo:letter-spacing="normal" fo:font-style="normal" fo:font-weight="normal"/>
    </style:style>
    <style:style style:name="P19" style:family="paragraph" style:parent-style-name="Text_20_body" style:list-style-name="L5">
      <style:paragraph-properties fo:padding="0.049cm" fo:border="0.002cm solid #d9d9e3"/>
    </style:style>
    <style:style style:name="P20" style:family="paragraph" style:parent-style-name="Text_20_body" style:list-style-name="L6">
      <style:paragraph-properties fo:padding="0.049cm" fo:border="0.002cm solid #d9d9e3"/>
    </style:style>
    <style:style style:name="P21" style:family="paragraph" style:parent-style-name="Text_20_body" style:list-style-name="L7">
      <style:paragraph-properties fo:padding="0.049cm" fo:border="0.002cm solid #d9d9e3"/>
    </style:style>
    <style:style style:name="P22" style:family="paragraph" style:parent-style-name="Text_20_body" style:list-style-name="L8">
      <style:paragraph-properties fo:padding="0.049cm" fo:border="0.002cm solid #d9d9e3"/>
    </style:style>
    <style:style style:name="P23" style:family="paragraph" style:parent-style-name="Text_20_body" style:list-style-name="L9">
      <style:paragraph-properties fo:padding="0.049cm" fo:border="0.002cm solid #d9d9e3"/>
    </style:style>
    <style:style style:name="P24" style:family="paragraph" style:parent-style-name="Heading_20_4">
      <style:paragraph-properties fo:padding="0.049cm" fo:border="0.002cm solid #d9d9e3"/>
    </style:style>
    <style:style style:name="P25" style:family="paragraph" style:parent-style-name="Heading_20_4">
      <style:paragraph-properties fo:padding="0.049cm" fo:border="0.002cm solid #d9d9e3"/>
      <style:text-properties fo:font-weight="bold" style:font-weight-asian="bold" style:font-weight-complex="bold"/>
    </style:style>
    <style:style style:name="T1" style:family="text">
      <style:text-properties fo:font-size="12pt"/>
    </style:style>
    <style:style style:name="T2" style:family="text">
      <style:text-properties fo:font-size="14pt"/>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ervus Marc,</text:p>
      <text:p text:style-name="P1"/>
      <text:p text:style-name="P1">ich habe über deine Einwände gegen mein Projekt eine eigene Trading App zu entwickeln nachgedacht. Leider lässt Du mich bei dem Thema kaum einen Satz beenden. Somit wähle ich die Mail, um nicht aufgehalten zu werden ;)=</text:p>
      <text:list xml:id="list5248386108291621779" text:style-name="L10">
        <text:list-header>
          <text:p text:style-name="P2"/>
        </text:list-header>
        <text:list-item>
          <text:p text:style-name="P2">Banken sind große Konkurrenz,kennen alle Systeme und wissen es sowieso besser, weil die Manager viel verdienen. Ich sollte am besten bei denen Software kaufen.</text:p>
        </text:list-item>
      </text:list>
      <text:p text:style-name="P1"/>
      <text:p text:style-name="P1">KOMPETENZ: ich habe mit meinen eigenen Augen und in meinem Depot Banken auf NULL gehen sehen. Die haben Verluste angehäuft, die vielfach größer sind, als alle Waren und Dienstleistungen auf der ganzen Welt. Die Börse interessiert es nicht, ob der Manager Millionen verdient. Wer falsch liegt, wird mit Verlusten bestraft. Nur, dass die Manager nicht für diese Fehlentscheidungen haften. Sie spekulieren mit FREMDEN Geld.</text:p>
      <text:p text:style-name="P3"><text:span text:style-name="T1">BERATUNG:  </text:span><text:span text:style-name="T2">ich gebe dir Recht, dass die Banken im Markt die größte Konkurrenz ist. Die Bank ist in den meisten Fällen der Kontrahent meiner Trades. Vor allem bei Derivaten wie Turbos tradest du direkt gegen die Bank. Dein Gewinn ist ihr Verlust.</text:span></text:p>
      <text:p text:style-name="P4">Soll ich mir wirklich von meinem größten Konkurrenten Tips holen, wie ich ihm am besten das Geld aus der Tasche nehmen kann?</text:p>
      <text:p text:style-name="P4">MACHT: Der Einfluss von Banken auf Märkte und Staaten ist enorm. Sie haben diese Macht auf Grund der monströsen Größe ihre Bilanzen. Stichwort: too big to fail. Der Heben im Bankwesen liegt zwischen 10 - 100. Jeder, der mit solchen Hebeln Erfahrung hat, weiss, hier kann schnell Feierbend sein kann. </text:p>
      <text:p text:style-name="P4"/>
      <text:p text:style-name="P4">Es geht für mich als Start-up oder Familienunternehmen nicht darum, den grossen Playern ihr Essen zu rauben. Es vielmehr darum eine NISCHE zu finden, die nicht von den Big Boys bedient wird oder auf Grund ihrer Größe nicht bedient werden kann. </text:p>
      <text:p text:style-name="P4">Um es mal bildhaft zu machen. Man muss als Ameise die Krümel fressen, die vom Kuchen der Menschen runterfallen. Davon können viele Ameisen gut leben und ihre Kinden ernähren. Die Ameise soll nur bitte nicht denken, dass die auf den Teller der Big Boys krabbelt und ganze Kuchen Stücke verputzt. Da droht Zerquetschungsgefahr haha.</text:p>
      <text:p text:style-name="P4"/>
      <text:p text:style-name="P4">Es ist doch das gleiche bei Novedas. Hierfür bin ich jetzt Experte nach 2 Stunden Vortrag ;) Im Vergleich zu KPMG seid ihr doch auch Ameisen. KPMG hat 2022 einen Umsatz von 34 Mrd mit über 200.000 Mitarbeitern. Die bezahlen mehr für Toilettenpapier als eure Firma wert ist.Warum sollte ich mich von euch statt von denen beraten lassen? ich meine dass nicht als Diss, sondern als Tatsache. Trotzdem habt ihr es geschafft eine Nische im Markt zu behaupten und profitabel zu wirtschaften.</text:p>
      <text:p text:style-name="P4">Ich hab in der Tagesplege auch Konkurrenz. Ständig werden mir die "Kunden" von Kitas abgeworben haha.Dann gibt es noch viele Tagesmütter in Holthausen und Umgebung, die auch Kinder brauchen. Nichtsdestotrotz gibt es eine Nische für uns im Markt, wo wir überleben können. Denn auf Grund <text:soft-page-break/>meiner kleiner Größe brauche ich nur 5 Kinder, wobei eine Kita 40-50 braucht. </text:p>
      <text:p text:style-name="P4">Jeder Spieler hat einen Trump den er ausspielen kann.<draw:frame draw:style-name="fr1" draw:name="Grafik1" text:anchor-type="as-char" svg:width="0.423cm" svg:height="0.423cm" draw:z-index="0"><draw:image xlink:href="https://s.yimg.com/nq/yemoji_assets/latest/yemoji_assets/1f60e.png" xlink:type="simple" xlink:show="embed" xlink:actuate="onLoad"/><svg:title>Emoji</svg:title></draw:frame><draw:frame draw:style-name="fr1" draw:name="Grafik2" text:anchor-type="as-char" svg:width="0.423cm" svg:height="0.423cm" draw:z-index="1"><draw:image xlink:href="https://s.yimg.com/nq/yemoji_assets/latest/yemoji_assets/1f60e.png" xlink:type="simple" xlink:show="embed" xlink:actuate="onLoad"/><svg:title>Emoji</svg:title></draw:frame><draw:frame draw:style-name="fr1" draw:name="Grafik3" text:anchor-type="as-char" svg:width="0.423cm" svg:height="0.423cm" draw:z-index="2"><draw:image xlink:href="https://s.yimg.com/nq/yemoji_assets/latest/yemoji_assets/1f60e.png" xlink:type="simple" xlink:show="embed" xlink:actuate="onLoad"/><svg:title>Emoji</svg:title></draw:frame></text:p>
      <text:p text:style-name="Standard"/>
      <text:p text:style-name="Standard"/>
      <text:h text:style-name="Heading_20_3" text:outline-level="3">Hauptthemen der E-Mail:</text:h>
      <text:list xml:id="list7641280751294353309" text:style-name="L1">
        <text:list-item>
          <text:p text:style-name="P14"><text:span text:style-name="Strong_20_Emphasis">Kommunikationsproblem</text:span>: Der Absender fühlt sich in direkten Gesprächen unterbrochen und wählt deshalb die E-Mail als Kommunikationsmittel.</text:p>
        </text:list-item>
      </text:list>
      <text:h text:style-name="P24" text:outline-level="4">Gegenargumente zu Marcs Einwänden:</text:h>
      <text:list xml:id="list7572814446889149211" text:style-name="L2">
        <text:list-item>
          <text:p text:style-name="P15"><text:span text:style-name="Strong_20_Emphasis">Kompetenz</text:span></text:p>
          <text:list>
            <text:list-item>
              <text:p text:style-name="P5">ich habe mit meinen Augen und in meinem Depot Banken auf NULL gehen sehen.</text:p>
            </text:list-item>
            <text:list-item>
              <text:p text:style-name="P5">Hat es die Börse interessiert, dass die Manager Millionen verdient haben?</text:p>
            </text:list-item>
          </text:list>
        </text:list-item>
        <text:list-item>
          <text:p text:style-name="P15"><text:span text:style-name="Strong_20_Emphasis">Beratung</text:span></text:p>
          <text:list>
            <text:list-item>
              <text:p text:style-name="P5">Banken sind der größte Konkurent und oft der direkte Kontrahent in Trades.</text:p>
            </text:list-item>
            <text:list-item>
              <text:p text:style-name="P5">Warum soll ich meinen Gegner nach Tipps fragen und befolgen?</text:p>
            </text:list-item>
          </text:list>
        </text:list-item>
        <text:list-item>
          <text:p text:style-name="P15"><text:span text:style-name="Strong_20_Emphasis">Interessenskonflikt:<text:tab/></text:span></text:p>
        </text:list-item>
      </text:list>
      <text:p text:style-name="P13"><text:span text:style-name="Strong_20_Emphasis"><text:tab/><text:tab/></text:span><text:span text:style-name="Strong_20_Emphasis"><text:span text:style-name="T4">Bank tritt als Emittent,Broker und Berater auf.</text:span></text:span></text:p>
      <text:p text:style-name="P13"><text:span text:style-name="Strong_20_Emphasis"><text:span text:style-name="T4"><text:tab/><text:tab/>Warum sollte mich die Bank abhalten in ihrem Geschäft einzukaufen?</text:span></text:span></text:p>
      <text:h text:style-name="P25" text:outline-level="4">Strategie als kleiner Player:</text:h>
      <text:list xml:id="list2586501077207194131" text:style-name="L3">
        <text:list-item>
          <text:p text:style-name="P6"><text:span text:style-name="Strong_20_Emphasis">Nische finden</text:span></text:p>
          <text:list>
            <text:list-item>
              <text:p text:style-name="P16"><text:span text:style-name="T3">Beispiel</text:span>: Man muss als Ameise die Krümel fressen, die vom Kuchen der Menschen runterfallen. Davon können viele Ameisen gut leben und ihre Kinden ernähren. <text:s text:c="3"/>Die Ameise soll nur bitte nicht denken, dass die auf den Teller der Big Boys krabbelt und ganze Kuchen Stücke verputzt. Da droht Zerquetschungsgefahr haha.</text:p>
            </text:list-item>
          </text:list>
        </text:list-item>
      </text:list>
      <text:list xml:id="list8317726448975630777" text:style-name="L4">
        <text:list-item>
          <text:p text:style-name="P7"><text:span text:style-name="Strong_20_Emphasis">Novedas vs. KPMG</text:span></text:p>
          <text:list>
            <text:list-item>
              <text:p text:style-name="P7">Auch kleinere Unternehmen wie Novedas können neben Giganten wie KPMG existieren, indem sie eine Nische bedienen.</text:p>
            </text:list-item>
          </text:list>
        </text:list-item>
        <text:list-item>
          <text:p text:style-name="P7"><text:span text:style-name="Strong_20_Emphasis">Tagespflege als Beispiel</text:span></text:p>
          <text:list>
            <text:list-item>
              <text:p text:style-name="P17">Es gibt eine Nische im Markt für kleinere Einrichtungen, die weniger und kleinere Kinder betreuen als Kitas </text:p>
            </text:list-item>
          </text:list>
        </text:list-item>
      </text:list>
      <text:p text:style-name="P13"/>
      <text:p text:style-name="P13">Nun gut, was meine App und meinen Trading Style betrifft, könnte ich mindestens so lange Monologe wie Du über die Autobahn AG halten;) Ich halte aber mehr von dem Konzept: </text:p>
      <text:p text:style-name="P13">„Put your money where your mouth is.“</text:p>
      <text:p text:style-name="P13">Also habe ich folgendes <text:span text:style-name="T3">Angebot</text:span>:</text:p>
      <text:p text:style-name="P13">Ich bin bereit 5.000 € zu investieren. Ich gebe dir das Geld und Du zahlst es auf dein Trading Konto ein. Wenn du 5 Scheine dazu tust, dann haben wir ein 10.000 € Konto.</text:p>
      <text:p text:style-name="P13">Auf deinem Konto macht jeder von uns seine Trades und wir ziehen nach einem Monat Bilanz. </text:p>
      <text:p text:style-name="P13"><text:soft-page-break/>Gewinne und Verluste werden 50 / 50 geteilt. Dann können wir entscheiden, ob wir weiter machen oder abbrechen.</text:p>
      <text:p text:style-name="P13"/>
      <text:p text:style-name="P13">Und <text:span text:style-name="T3">NEIN: </text:span>Falls ich alles verliere oder du mir das Geld nicht wieder gibst, dann bin ich nicht ruiniert ;) Ich kenne Risiken und Chancen. Keine Aufklärung bitte.</text:p>
      <text:p text:style-name="P13"/>
      <text:p text:style-name="P13"><text:span text:style-name="T3">Meine Bedingung</text:span>: Kein Heulen bei Verlusten!</text:p>
      <text:p text:style-name="P13"/>
      <text:p text:style-name="P13">Falls du zusagst, dann bin ich ready das Geld so schnell wie möglich zu besorgen und loszulegen.</text:p>
      <text:p text:style-name="P13"><text:span text:style-name="Strong_20_Emphasis">Angebot</text:span></text:p>
      <text:list xml:id="list118054292466440181" text:style-name="L5">
        <text:list-item>
          <text:p text:style-name="P19"><text:span text:style-name="Strong_20_Emphasis">Investition:</text:span></text:p>
          <text:list>
            <text:list-item>
              <text:p text:style-name="P8">Ich bin bereit, €5,000 zu investieren. </text:p>
            </text:list-item>
            <text:list-item>
              <text:p text:style-name="P8">Ich gebe dir das Geld und Du zahlst es auf dein Trading Konto ein</text:p>
            </text:list-item>
          </text:list>
        </text:list-item>
        <text:list-item>
          <text:p text:style-name="P19"><text:span text:style-name="Strong_20_Emphasis">Gegenseitige Beteiligung:</text:span></text:p>
          <text:list>
            <text:list-item>
              <text:p text:style-name="P19">Wenn du €5,000 dazu tust, haben wir ein €10,000 Konto.</text:p>
            </text:list-item>
          </text:list>
        </text:list-item>
      </text:list>
      <text:p text:style-name="Horizontal_20_Line"/>
      <text:p text:style-name="P13"><text:span text:style-name="Strong_20_Emphasis">Ablauf</text:span></text:p>
      <text:list xml:id="list1540309686961227685" text:style-name="L6">
        <text:list-item>
          <text:p text:style-name="P20"><text:span text:style-name="Strong_20_Emphasis">Handelsaktivität:</text:span></text:p>
          <text:list>
            <text:list-item>
              <text:p text:style-name="P9">Jeder von uns macht mit seiner Hälfte seine Trades.</text:p>
            </text:list-item>
            <text:list-item>
              <text:p text:style-name="P9">Alternativ kann auch gemeinsam getradet werden</text:p>
            </text:list-item>
          </text:list>
        </text:list-item>
        <text:list-item>
          <text:p text:style-name="P20"><text:span text:style-name="Strong_20_Emphasis">Zeitrahmen und Auswertung:</text:span></text:p>
          <text:list>
            <text:list-item>
              <text:p text:style-name="P9">Bilanz nach einem Monat.</text:p>
            </text:list-item>
            <text:list-item>
              <text:p text:style-name="P20">Gewinne und Verluste werden 50 / 50 geteilt.</text:p>
            </text:list-item>
          </text:list>
        </text:list-item>
      </text:list>
      <text:p text:style-name="Horizontal_20_Line"/>
      <text:p text:style-name="P13"><text:span text:style-name="Strong_20_Emphasis">Weiteres Vorgehen</text:span></text:p>
      <text:list xml:id="list6418162875185065155" text:style-name="L7">
        <text:list-item>
          <text:p text:style-name="P10"><text:span text:style-name="Strong_20_Emphasis">Optionen nach Auswertung:</text:span></text:p>
          <text:list>
            <text:list-item>
              <text:p text:style-name="P21">Entscheidung über Fortsetzung oder Beendigung.</text:p>
            </text:list-item>
          </text:list>
        </text:list-item>
      </text:list>
      <text:p text:style-name="Horizontal_20_Line"/>
      <text:p text:style-name="P13"><text:span text:style-name="Strong_20_Emphasis">Bedingungen und Risikobewusstsein</text:span></text:p>
      <text:list xml:id="list4964089470275253191" text:style-name="L8">
        <text:list-item>
          <text:p text:style-name="P22"><text:span text:style-name="Strong_20_Emphasis">Risikoakzeptanz:</text:span></text:p>
          <text:list>
            <text:list-item>
              <text:p text:style-name="P11">Falls ich alles verliere oder du mir das Geld nicht wieder gibst, bin ich nicht ruiniert.</text:p>
            </text:list-item>
          </text:list>
        </text:list-item>
        <text:list-item>
          <text:p text:style-name="P22"><text:span text:style-name="Strong_20_Emphasis">Bedingung:</text:span></text:p>
          <text:list>
            <text:list-item>
              <text:p text:style-name="P22">Kein Heulen bei Verlusten!</text:p>
            </text:list-item>
          </text:list>
        </text:list-item>
      </text:list>
      <text:p text:style-name="Horizontal_20_Line"/>
      <text:p text:style-name="P13"><text:span text:style-name="Strong_20_Emphasis">Abschluss</text:span></text:p>
      <text:list xml:id="list1552255785499915452" text:style-name="L9">
        <text:list-item>
          <text:p text:style-name="P12"><text:soft-page-break/><text:span text:style-name="Strong_20_Emphasis">Umsetzungsbereitschaft:</text:span></text:p>
          <text:list>
            <text:list-item>
              <text:p text:style-name="P23">Bei Zustimmung schnelle Geldbeschaffung und Start.</text:p>
            </text:list-item>
          </text:list>
        </text:list-item>
      </text:list>
      <text:p text:style-name="Text_20_body"><text:line-break/></text:p>
      <text:p text:style-name="P18">"Put your money where your mouth is" </text:p>
      <text:p text:style-name="P18"/>
      <text:p text:style-name="P18"/>
      <text:p text:style-name="P18">Also </text:p>
      <text:p text:style-name="P18"/>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elvetica Neue" svg:font-family="'Helvetica Neue', Helvetica, Arial, sans-serif"/>
    <style:font-face style:name="OpenSymbol" svg:font-family="OpenSymbol"/>
    <style:font-face style:name="S hne" svg:font-family="'S hne', ui-sans-serif, system-ui, apple-system, 'Segoe UI', Roboto, Ubuntu, Cantarell, 'Noto Sans', sans-serif, 'Helvetica Neue', Arial, 'Apple Color Emoji', 'Segoe UI Emoji', 'Segoe UI Symbol', 'Noto Color Emoji'"/>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1"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Arial1"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3-08-30T01:07:59.93</meta:creation-date>
    <dc:date>2023-08-30T02:37:52.40</dc:date>
    <meta:editing-duration>PT1H29M53S</meta:editing-duration>
    <meta:editing-cycles>3</meta:editing-cycles>
    <meta:generator>OpenOffice/4.1.13$Win32 OpenOffice.org_project/4113m1$Build-9810</meta:generator>
    <meta:document-statistic meta:table-count="0" meta:image-count="3" meta:object-count="0" meta:page-count="4" meta:paragraph-count="67" meta:word-count="982" meta:character-count="5951"/>
  </office:meta>
</office:document-meta>
</file>